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F74B3C28649AFF35.png" manifest:media-type="image/png"/>
  <manifest:file-entry manifest:full-path="Pictures/100C7D1C000129600001A4C0E7941C298F8F6A18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7.59cm" svg:height="24.887cm" draw:z-index="0"><draw:image xlink:href="Pictures/100C7D1C000129600001A4C0E7941C298F8F6A18.pdf" xlink:type="simple" xlink:show="embed" xlink:actuate="onLoad" draw:mime-type="application/pdf"/><draw:image xlink:href="Pictures/100000010000031900000462F74B3C28649AFF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10:49.475148407</meta:creation-date>
    <dc:date>2022-12-06T11:11:55.523292622</dc:date>
    <meta:editing-duration>PT1M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